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#D9E1F2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#D9E1F2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#D9E1F2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#D9E1F2"/>
    </style:style>
    <style:style style:name="ce6" style:family="table-cell" style:parent-style-name="Default" style:data-style-name="N0">
      <style:table-cell-properties fo:background-color="#D9E1F2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 fo:background-color="#D9E1F2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D9E1F2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 fo:background-color="#D9E1F2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ourier" style:font-name-asian="Courier" style:font-name-complex="Courier"/>
    </style:style>
    <style:style style:name="ce15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>
      <style:text-properties fo:color="#000000" style:font-name="Courier" style:font-name-asian="Courier" style:font-name-complex="Couri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9" table:number-rows-spanned="1" table:style-name="ce12">
            <text:p>Inventor Physics Output</text:p>
          </table:table-cell>
          <table:covered-table-cell table:number-columns-repeated="8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2">
            <text:p>Physical Properties for linkA_Gazebo_Frame</text:p>
          </table:table-cell>
          <table:table-cell table:number-columns-repeated="7" table:style-name="ce3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General Properties:</text:p>
          </table:table-cell>
          <table:table-cell table:number-columns-repeated="7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Material:</text:p>
          </table:table-cell>
          <table:table-cell office:value-type="string" table:style-name="ce6">
            <text:p>{}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Density:</text:p>
          </table:table-cell>
          <table:table-cell office:value-type="string" table:style-name="ce6">
            <text:p>1.000 g/cm^3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Mass:</text:p>
          </table:table-cell>
          <table:table-cell office:value-type="string" table:style-name="ce6">
            <text:p>0.537 kg (Relative Error = 0.000035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Area:</text:p>
          </table:table-cell>
          <table:table-cell office:value-type="string" table:style-name="ce6">
            <text:p>92027.753 mm^2 (Relative Error = 0.000000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3">
            <text:p>URDF Propertie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Volume:</text:p>
          </table:table-cell>
          <table:table-cell office:value-type="string" table:style-name="ce6">
            <text:p>537367.046 mm^3 (Relative Error = 0.000035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Center of Gravity: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3">
            <text:p>Mass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X:</text:p>
          </table:table-cell>
          <table:table-cell office:value-type="string" table:style-name="ce6">
            <text:p>125.000 mm (Relative Error = 0.000035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office:string-value="0.537" table:formula="of:=LEFT([.E7]; SEARCH(&quot; &quot;; [.E7])-1)" table:style-name="ce8">
            <text:p>0.537</text:p>
          </table:table-cell>
          <table:table-cell office:value-type="string" table:style-name="ce1">
            <text:p>Kg</text:p>
          </table:table-cell>
          <table:table-cell table:number-columns-repeated="16368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Y:</text:p>
          </table:table-cell>
          <table:table-cell office:value-type="string" table:style-name="ce6">
            <text:p>-0.000 mm (Relative Error = 0.000035%)</text:p>
          </table:table-cell>
          <table:table-cell table:number-columns-repeated="5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Z:</text:p>
          </table:table-cell>
          <table:table-cell office:value-type="string" table:style-name="ce6">
            <text:p>29.919 mm (Relative Error = 0.000035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3">
            <text:p>Centre of Gravity</text:p>
          </table:table-cell>
          <table:covered-table-cell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5">
            <text:p>Mass Moments of Inertia with respect to Center of Gravity(Calculated using negative integral)</text:p>
          </table:table-cell>
          <table:table-cell table:number-columns-repeated="7" table:style-name="ce6"/>
          <table:table-cell table:style-name="ce7"/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office:string-value="125.000" table:formula="of:=LEFT([.E11]; SEARCH(&quot; &quot;; [.E11])-1)" table:style-name="ce1">
            <text:p>125.000</text:p>
          </table:table-cell>
          <table:table-cell office:value-type="string" table:style-name="ce1">
            <text:p>mm</text:p>
          </table:table-cell>
          <table:table-cell office:value-type="float" office:value="0.125" table:formula="of:=[.P14]/1000" table:style-name="ce8">
            <text:p>0.125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202.697 kg mm^2 (Relative Error = 0.000035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Y</text:p>
          </table:table-cell>
          <table:table-cell office:value-type="string" office:string-value="-0.000" table:formula="of:=LEFT([.E12]; SEARCH(&quot; &quot;; [.E12])-1)" table:style-name="ce1">
            <text:p>-0.000</text:p>
          </table:table-cell>
          <table:table-cell office:value-type="string" table:style-name="ce1">
            <text:p>mm</text:p>
          </table:table-cell>
          <table:table-cell office:value-type="float" office:value="0" table:formula="of:=[.P15]/1000" table:style-name="ce8">
            <text:p>0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0.001 kg mm^2 (Relative Error = 0.000035%)</text:p>
          </table:table-cell>
          <table:table-cell office:value-type="string" table:style-name="ce6">
            <text:p>3563.004 kg mm^2 (Relative Error = 0.000035%)</text:p>
          </table:table-cell>
          <table:table-cell table:number-columns-repeated="4" table:style-name="ce6"/>
          <table:table-cell table:style-name="ce7"/>
          <table:table-cell table:number-columns-repeated="3" table:style-name="ce1"/>
          <table:table-cell office:value-type="string" table:style-name="ce1">
            <text:p>Z</text:p>
          </table:table-cell>
          <table:table-cell office:value-type="string" office:string-value="29.919" table:formula="of:=LEFT([.E13]; SEARCH(&quot; &quot;; [.E13])-1)" table:style-name="ce1">
            <text:p>29.919</text:p>
          </table:table-cell>
          <table:table-cell office:value-type="string" table:style-name="ce1">
            <text:p>mm</text:p>
          </table:table-cell>
          <table:table-cell office:value-type="float" office:value="2.9919000000000001E-2" table:formula="of:=[.P16]/1000" table:style-name="ce8">
            <text:p>0.029919</text:p>
          </table:table-cell>
          <table:table-cell office:value-type="string" table:style-name="ce1">
            <text:p>m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-0.003 kg mm^2 (Relative Error = 0.000035%)</text:p>
          </table:table-cell>
          <table:table-cell office:value-type="string" table:style-name="ce6">
            <text:p>-0.000 kg mm^2 (Relative Error = 0.000035%)</text:p>
          </table:table-cell>
          <table:table-cell office:value-type="string" table:style-name="ce6">
            <text:p>3438.567 kg mm^2 (Relative Error = 0.000035%)</text:p>
          </table:table-cell>
          <table:table-cell table:number-columns-repeated="3" table:style-name="ce6"/>
          <table:table-cell table:style-name="ce7"/>
          <table:table-cell table:number-columns-repeated="16373" table:style-name="ce1"/>
        </table:table-row>
        <table:table-row table:style-name="ro1">
          <table:table-cell table:number-columns-repeated="2"/>
          <table:table-cell office:value-type="string" table:style-name="ce5">
            <text:p>Mass Moments of Inertia with respect to Global(Calculated using negative integral)</text:p>
          </table:table-cell>
          <table:table-cell table:number-columns-repeated="7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3">
            <text:p>Rotation to principal axes</text:p>
          </table:table-cell>
          <table:covered-table-cell table:number-columns-repeated="5"/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xx<text:s text:c="8"/></text:p>
          </table:table-cell>
          <table:table-cell office:value-type="string" table:style-name="ce6">
            <text:p>683.712 kg mm^2 (Relative Error = 0.000035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Rx</text:p>
          </table:table-cell>
          <table:table-cell office:value-type="string" office:string-value="0.00" table:formula="of:=LEFT([.E27]; SEARCH(&quot; &quot;; [.E27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19]/180)*PI()" table:style-name="ce8">
            <text:p>0</text:p>
          </table:table-cell>
          <table:table-cell office:value-type="string" table:style-name="ce1">
            <text:p>rads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yx Iyy<text:s text:c="4"/></text:p>
          </table:table-cell>
          <table:table-cell office:value-type="string" table:style-name="ce6">
            <text:p>0.002 kg mm^2 (Relative Error = 0.000035%)</text:p>
          </table:table-cell>
          <table:table-cell office:value-type="string" table:style-name="ce6">
            <text:p>12440.339 kg mm^2 (Relative Error = 0.000035%)</text:p>
          </table:table-cell>
          <table:table-cell table:number-columns-repeated="4" table:style-name="ce6"/>
          <table:table-cell table:style-name="ce7"/>
          <table:table-cell table:number-columns-repeated="3" table:style-name="ce1"/>
          <table:table-cell office:value-type="string" table:style-name="ce1">
            <text:p>Ry</text:p>
          </table:table-cell>
          <table:table-cell office:value-type="string" office:string-value="0.00" table:formula="of:=LEFT([.E28]; SEARCH(&quot; &quot;; [.E28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0]/180)*PI()" table:style-name="ce8">
            <text:p>0</text:p>
          </table:table-cell>
          <table:table-cell office:value-type="string" table:style-name="ce1">
            <text:p>rads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zx Izy Izz</text:p>
          </table:table-cell>
          <table:table-cell office:value-type="string" table:style-name="ce6">
            <text:p>-2009.668 kg mm^2 (Relative Error = 0.000035%)</text:p>
          </table:table-cell>
          <table:table-cell office:value-type="string" table:style-name="ce6">
            <text:p>0.000 kg mm^2 (Relative Error = 0.000035%)</text:p>
          </table:table-cell>
          <table:table-cell office:value-type="string" table:style-name="ce6">
            <text:p>11834.887 kg mm^2 (Relative Error = 0.000035%)</text:p>
          </table:table-cell>
          <table:table-cell table:number-columns-repeated="3" table:style-name="ce6"/>
          <table:table-cell table:style-name="ce7"/>
          <table:table-cell table:number-columns-repeated="3" table:style-name="ce1"/>
          <table:table-cell office:value-type="string" table:style-name="ce1">
            <text:p>Rz</text:p>
          </table:table-cell>
          <table:table-cell office:value-type="string" office:string-value="0.00" table:formula="of:=LEFT([.E29]; SEARCH(&quot; &quot;; [.E29])-1)" table:style-name="ce1">
            <text:p>0.00</text:p>
          </table:table-cell>
          <table:table-cell office:value-type="string" table:style-name="ce1">
            <text:p>deg</text:p>
          </table:table-cell>
          <table:table-cell office:value-type="float" office:value="0" table:formula="of:=([.P21]/180)*PI()" table:style-name="ce8">
            <text:p>0</text:p>
          </table:table-cell>
          <table:table-cell office:value-type="string" table:style-name="ce1">
            <text:p>rads</text:p>
          </table:table-cell>
          <table:table-cell table:number-columns-repeated="2" table:style-name="ce1"/>
          <table:table-cell office:value-type="string" table:style-name="ce1">
            <text:p>Newline</text:p>
          </table:table-cell>
          <table:table-cell table:number-columns-repeated="16362" table:style-name="ce1"/>
        </table:table-row>
        <table:table-row table:style-name="ro1">
          <table:table-cell table:number-columns-repeated="2"/>
          <table:table-cell office:value-type="string" table:style-name="ce5">
            <text:p>Principal Moments of Inertia with respect to Center of Gravity</text:p>
          </table:table-cell>
          <table:table-cell table:number-columns-repeated="7" table:style-name="ce6"/>
          <table:table-cell table:style-name="ce7"/>
          <table:table-cell table:number-columns-repeated="10" table:style-name="ce1"/>
          <table:table-cell office:value-type="string" office:string-value="&#10;" table:formula="of:=CHAR(10)" table:style-name="ce1">
            <text:p/>
            <text:p/>
          </table:table-cell>
          <table:table-cell table:number-columns-repeated="16362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1:</text:p>
          </table:table-cell>
          <table:table-cell office:value-type="string" table:style-name="ce6">
            <text:p>202.697 kg mm^2 (Relative Error = 0.000035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table:number-columns-spanned="6" table:number-rows-spanned="1" table:style-name="ce13">
            <text:p>Principal Momens of Inertia</text:p>
          </table:table-cell>
          <table:covered-table-cell table:number-columns-repeated="5"/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2:</text:p>
          </table:table-cell>
          <table:table-cell office:value-type="string" table:style-name="ce6">
            <text:p>3563.004 kg mm^2 (Relative Error = 0.000035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Ixx</text:p>
          </table:table-cell>
          <table:table-cell office:value-type="string" office:string-value="202.697" table:formula="of:=LEFT([.E23]; SEARCH(&quot; &quot;; [.E23])-1)" table:style-name="ce1">
            <text:p>202.697</text:p>
          </table:table-cell>
          <table:table-cell office:value-type="string" table:style-name="ce1">
            <text:p>kg.mm^2</text:p>
          </table:table-cell>
          <table:table-cell office:value-type="float" office:value="2.02697E-4" table:formula="of:=[.P24]/1000000" table:style-name="ce8">
            <text:p>0.000202697</text:p>
          </table:table-cell>
          <table:table-cell office:value-type="string" table:style-name="ce1">
            <text:p>kg.m^2</text:p>
          </table:table-cell>
          <table:table-cell table:number-columns-repeated="16365" table:style-name="ce1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I3:</text:p>
          </table:table-cell>
          <table:table-cell office:value-type="string" table:style-name="ce6">
            <text:p>3438.567 kg mm^2 (Relative Error = 0.000035%)</text:p>
          </table:table-cell>
          <table:table-cell table:number-columns-repeated="5" table:style-name="ce6"/>
          <table:table-cell table:style-name="ce7"/>
          <table:table-cell table:number-columns-repeated="3" table:style-name="ce1"/>
          <table:table-cell office:value-type="string" table:style-name="ce1">
            <text:p>Iyy</text:p>
          </table:table-cell>
          <table:table-cell office:value-type="string" office:string-value="3563.004" table:formula="of:=LEFT([.E24]; SEARCH(&quot; &quot;; [.E24])-1)" table:style-name="ce1">
            <text:p>3563.004</text:p>
          </table:table-cell>
          <table:table-cell office:value-type="string" table:style-name="ce1">
            <text:p>kg.mm^2</text:p>
          </table:table-cell>
          <table:table-cell office:value-type="float" office:value="3.5630039999999998E-3" table:formula="of:=[.P25]/1000000" table:style-name="ce8">
            <text:p>0.003563004</text:p>
          </table:table-cell>
          <table:table-cell office:value-type="string" table:style-name="ce1">
            <text:p>kg.m^2</text:p>
          </table:table-cell>
          <table:table-cell table:style-name="ce1"/>
          <table:table-cell table:number-columns-repeated="7" table:style-name="ce15"/>
          <table:table-cell table:number-columns-repeated="16357"/>
        </table:table-row>
        <table:table-row table:style-name="ro1">
          <table:table-cell table:number-columns-repeated="2"/>
          <table:table-cell office:value-type="string" table:style-name="ce5">
            <text:p>Rotation from Global to Principal</text:p>
          </table:table-cell>
          <table:table-cell table:number-columns-repeated="7" table:style-name="ce6"/>
          <table:table-cell table:style-name="ce7"/>
          <table:table-cell table:number-columns-repeated="3" table:style-name="ce1"/>
          <table:table-cell office:value-type="string" table:style-name="ce1">
            <text:p>Izz</text:p>
          </table:table-cell>
          <table:table-cell office:value-type="string" office:string-value="3438.567" table:formula="of:=LEFT([.E25]; SEARCH(&quot; &quot;; [.E25])-1)" table:style-name="ce1">
            <text:p>3438.567</text:p>
          </table:table-cell>
          <table:table-cell office:value-type="string" table:style-name="ce1">
            <text:p>kg.mm^2</text:p>
          </table:table-cell>
          <table:table-cell office:value-type="float" office:value="3.438567E-3" table:formula="of:=[.P26]/1000000" table:style-name="ce8">
            <text:p>0.003438567</text:p>
          </table:table-cell>
          <table:table-cell office:value-type="string" table:style-name="ce1">
            <text:p>kg.m^2</text:p>
          </table:table-cell>
          <table:table-cell table:style-name="ce1"/>
          <table:table-cell table:number-columns-repeated="7" table:style-name="ce15"/>
          <table:table-cell table:number-columns-repeated="16357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Rx:</text:p>
          </table:table-cell>
          <table:table-cell office:value-type="string" table:style-name="ce6">
            <text:p>0.00 deg (Relative Error = 0.000035%)</text:p>
          </table:table-cell>
          <table:table-cell table:number-columns-repeated="5" table:style-name="ce6"/>
          <table:table-cell table:style-name="ce7"/>
          <table:table-cell table:number-columns-repeated="9" table:style-name="ce1"/>
          <table:table-cell table:number-columns-repeated="7" table:style-name="ce15"/>
          <table:table-cell table:number-columns-repeated="16357"/>
        </table:table-row>
        <table:table-row table:style-name="ro1">
          <table:table-cell table:number-columns-repeated="2"/>
          <table:table-cell table:style-name="ce5"/>
          <table:table-cell office:value-type="string" table:style-name="ce6">
            <text:p>Ry:</text:p>
          </table:table-cell>
          <table:table-cell office:value-type="string" table:style-name="ce6">
            <text:p>0.00 deg (Relative Error = 0.000035%)</text:p>
          </table:table-cell>
          <table:table-cell table:number-columns-repeated="5" table:style-name="ce6"/>
          <table:table-cell table:style-name="ce7"/>
          <table:table-cell table:number-columns-repeated="2" table:style-name="ce1"/>
          <table:table-cell office:value-type="string" office:string-value="    &lt;interial&gt;&#10;      &lt;mass value=&quot;0.537&quot;/&gt;\n&#10;      &lt;origin xyz=&quot;0.125 0 0.029919&quot; rpy=&quot;0 0 0/&gt;&#10;&#10;      &lt;inertia&#10;&#10;        ixy=&quot;0.000202697&quot; ixz=&quot;0.0&quot; ixz=&quot;0.0&quot;&#10;&#10;        iyy=&quot;0.003563004&quot; iyz=&quot;0.0&quot;&#10;&#10;        izz=&quot;0.003438567&quot; /&gt;&#10;&#10;    &lt;/interial&gt;" table:formula="of:=CONCATENATE([.V28];[.V22];[.V29];CHAR(10);CHAR(13);[.V30];CHAR(10);CHAR(13);[.V31])" table:number-columns-spanned="6" table:number-rows-spanned="10" table:style-name="ce14">
            <text:p><text:s text:c="4"/>&lt;interial&gt;</text:p>
            <text:p><text:s text:c="6"/>&lt;mass value="0.537"/&gt;\n</text:p>
            <text:p><text:s text:c="6"/>&lt;origin xyz="0.125 0 0.029919" rpy="0 0 0/&gt;</text:p>
            <text:p><text:line-break/> <text:s text:c="5"/>&lt;inertia</text:p>
            <text:p><text:line-break/> <text:s text:c="7"/>ixy="0.000202697" ixz="0.0" ixz="0.0"</text:p>
            <text:p><text:line-break/> <text:s text:c="7"/>iyy="0.003563004" iyz="0.0"</text:p>
            <text:p><text:line-break/> <text:s text:c="7"/>izz="0.003438567" /&gt;</text:p>
            <text:p><text:line-break/> <text:s text:c="3"/>&lt;/interial&gt;</text:p>
          </table:table-cell>
          <table:covered-table-cell table:number-columns-repeated="5"/>
          <table:table-cell table:style-name="ce1"/>
          <table:table-cell table:style-name="ce15"/>
          <table:table-cell office:value-type="string" office:string-value="    &lt;interial&gt;&#10;      &lt;mass value=&quot;0.537&quot;/&gt;\n" table:formula="of:=CONCATENATE(&quot;    &lt;interial&gt;&quot;;[.V22];&quot;      &lt;mass value=&quot;&quot;&quot;; [.O11]; &quot;&quot;&quot;/&gt;\n&quot;)" table:style-name="ce16">
            <text:p><text:s text:c="4"/>&lt;interial&gt;</text:p>
            <text:p><text:s text:c="6"/>&lt;mass value="0.537"/&gt;\n</text:p>
          </table:table-cell>
          <table:table-cell table:number-columns-repeated="3" table:style-name="ce16"/>
          <table:table-cell table:number-columns-repeated="2" table:style-name="ce15"/>
          <table:table-cell table:number-columns-repeated="16357"/>
        </table:table-row>
        <table:table-row table:style-name="ro2">
          <table:table-cell table:number-columns-repeated="2"/>
          <table:table-cell table:style-name="ce9"/>
          <table:table-cell office:value-type="string" table:style-name="ce10">
            <text:p>Rz:</text:p>
          </table:table-cell>
          <table:table-cell office:value-type="string" table:style-name="ce10">
            <text:p>0.00 deg (Relative Error = 0.000035%)</text:p>
          </table:table-cell>
          <table:table-cell table:number-columns-repeated="5" table:style-name="ce10"/>
          <table:table-cell table:style-name="ce11"/>
          <table:table-cell table:number-columns-repeated="2" table:style-name="ce1"/>
          <table:covered-table-cell/>
          <table:covered-table-cell table:number-columns-repeated="5"/>
          <table:table-cell table:style-name="ce1"/>
          <table:table-cell table:style-name="ce15"/>
          <table:table-cell office:value-type="string" office:string-value="      &lt;origin xyz=&quot;0.125 0 0.029919&quot; rpy=&quot;0 0 0/&gt;" table:formula="of:=CONCATENATE(&quot;      &lt;origin xyz=&quot;&quot;&quot;; [.R14]; &quot; &quot;; [.R15]; &quot; &quot;; [.R16]; &quot;&quot;&quot; rpy=&quot;&quot;&quot;; [.R19];&quot; &quot;;[.R20];&quot; &quot;;[.R21];&quot;/&gt;&quot;)" table:style-name="ce16">
            <text:p><text:s text:c="6"/>&lt;origin xyz="0.125 0 0.029919" rpy="0 0 0/&gt;</text:p>
          </table:table-cell>
          <table:table-cell table:number-columns-repeated="3" table:style-name="ce16"/>
          <table:table-cell table:number-columns-repeated="2" table:style-name="ce15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style-name="ce15"/>
          <table:table-cell office:value-type="string" office:string-value="      &lt;inertia&#10;&#10;        ixy=&quot;0.000202697&quot; ixz=&quot;0.0&quot; ixz=&quot;0.0&quot;&#10;&#10;        iyy=&quot;0.003563004&quot; iyz=&quot;0.0&quot;&#10;&#10;        izz=&quot;0.003438567&quot; /&gt;" table:formula="of:=CONCATENATE(&quot;      &lt;inertia&quot;; CHAR(10); CHAR(13); &quot;        ixy=&quot;&quot;&quot;;[.R24];&quot;&quot;&quot; ixz=&quot;&quot;0.0&quot;&quot; ixz=&quot;&quot;0.0&quot;&quot;&quot;;CHAR(10);CHAR(13);&quot;        iyy=&quot;&quot;&quot;;[.R25];&quot;&quot;&quot; iyz=&quot;&quot;0.0&quot;&quot;&quot;;CHAR(10);CHAR(13);&quot;        izz=&quot;&quot;&quot;;[.R26];&quot;&quot;&quot; /&gt;&quot;)" table:style-name="ce16">
            <text:p><text:s text:c="6"/>&lt;inertia</text:p>
            <text:p><text:line-break/> <text:s text:c="7"/>ixy="0.000202697" ixz="0.0" ixz="0.0"</text:p>
            <text:p><text:line-break/> <text:s text:c="7"/>iyy="0.003563004" iyz="0.0"</text:p>
            <text:p><text:line-break/> <text:s text:c="7"/>izz="0.003438567" /&gt;</text:p>
          </table:table-cell>
          <table:table-cell table:number-columns-repeated="3" table:style-name="ce16"/>
          <table:table-cell table:number-columns-repeated="2" table:style-name="ce15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style-name="ce15"/>
          <table:table-cell office:value-type="string" office:string-value="    &lt;/interial&gt;" table:formula="of:=&quot;    &lt;/interial&gt;&quot;" table:style-name="ce16">
            <text:p><text:s text:c="4"/>&lt;/interial&gt;</text:p>
          </table:table-cell>
          <table:table-cell table:number-columns-repeated="3" table:style-name="ce16"/>
          <table:table-cell table:number-columns-repeated="2" table:style-name="ce15"/>
          <table:table-cell table:number-columns-repeated="16357"/>
        </table:table-row>
        <table:table-row table:style-name="ro1">
          <table:table-cell table:number-columns-repeated="2"/>
          <table:table-cell table:number-columns-repeated="11" table:style-name="ce1"/>
          <table:covered-table-cell/>
          <table:covered-table-cell table:number-columns-repeated="5"/>
          <table:table-cell table:style-name="ce1"/>
          <table:table-cell table:number-columns-repeated="7" table:style-name="ce15"/>
          <table:table-cell table:number-columns-repeated="16357"/>
        </table:table-row>
        <table:table-row table:number-rows-repeated="5" table:style-name="ro1">
          <table:table-cell table:number-columns-repeated="13"/>
          <table:covered-table-cell/>
          <table:covered-table-cell table:number-columns-repeated="5"/>
          <table:table-cell table:style-name="ce1"/>
          <table:table-cell table:number-columns-repeated="7" table:style-name="ce15"/>
          <table:table-cell table:number-columns-repeated="16357"/>
        </table:table-row>
        <table:table-row table:style-name="ro1">
          <table:table-cell table:number-columns-repeated="13"/>
          <table:table-cell table:number-columns-repeated="7" table:style-name="ce1"/>
          <table:table-cell table:number-columns-repeated="7" table:style-name="ce15"/>
          <table:table-cell table:number-columns-repeated="16357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1-03T15:31:27Z</meta:creation-date>
    <dc:date>2018-11-09T13:28:32Z</dc:date>
    <meta:editing-cycles>1</meta:editing-cycles>
    <meta:editing-duration>PT111S</meta:editing-duration>
  </office:meta>
</office:document-meta>
</file>